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19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1.3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272cm"/>
    </style:style>
    <style:style style:name="co8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2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justify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213">
      <style:table-cell-properties fo:background-color="#ffff99" fo:border="0.06pt solid #000000"/>
    </style:style>
    <style:style style:name="ce8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0">
      <style:table-cell-properties fo:background-color="#ffff99"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áctica 12.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number-columns-repeated="1001" table:default-cell-style-name="Default"/>
        <table:table-row table:style-name="ro1">
          <table:table-cell table:number-columns-repeated="1020"/>
        </table:table-row>
        <table:table-row table:style-name="ro1">
          <table:table-cell table:style-name="ce1"/>
          <table:table-cell table:style-name="ce2" office:value-type="string" calcext:value-type="string" table:number-columns-spanned="9" table:number-rows-spanned="1">
            <text:p>PRÁCTICA 12.ROSA DE LOS VIENTOS</text:p>
          </table:table-cell>
          <table:covered-table-cell table:number-columns-repeated="8" table:style-name="ce1"/>
          <table:table-cell table:style-name="ce1" table:number-columns-repeated="1010"/>
        </table:table-row>
        <table:table-row table:style-name="ro2"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 table:number-columns-spanned="18" table:number-rows-spanned="1">
            <text:p>Incluir una definición de “Rosa de los Vientos”</text:p>
          </table:table-cell>
          <table:covered-table-cell table:number-columns-repeated="17"/>
          <table:table-cell table:number-columns-repeated="1001"/>
        </table:table-row>
        <table:table-row table:style-name="ro2"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NE</text:p>
          </table:table-cell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ENE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ESE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SE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SSW</text:p>
          </table:table-cell>
          <table:table-cell table:style-name="ce5" office:value-type="string" calcext:value-type="string">
            <text:p>SW</text:p>
          </table:table-cell>
          <table:table-cell table:style-name="ce5" office:value-type="string" calcext:value-type="string">
            <text:p>WSW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WNW</text:p>
          </table:table-cell>
          <table:table-cell table:style-name="ce5" office:value-type="string" calcext:value-type="string">
            <text:p>NW</text:p>
          </table:table-cell>
          <table:table-cell table:style-name="ce5" office:value-type="string" calcext:value-type="string">
            <text:p>NNW</text:p>
          </table:table-cell>
          <table:table-cell table:style-name="ce5" office:value-type="string" calcext:value-type="string">
            <text:p>TOTAL</text:p>
          </table:table-cell>
          <table:table-cell table:number-columns-repeated="1001"/>
        </table:table-row>
        <table:table-row table:style-name="ro1">
          <table:table-cell/>
          <table:table-cell table:style-name="ce4" office:value-type="string" calcext:value-type="string">
            <text:p>HORAS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33" calcext:value-type="float">
            <text:p>33</text:p>
          </table:table-cell>
          <table:table-cell table:style-name="ce8" table:formula="of:=SUM([.C7:.R7])" office:value-type="float" office:value="694" calcext:value-type="float">
            <text:p>694</text:p>
          </table:table-cell>
          <table:table-cell table:number-columns-repeated="1001"/>
        </table:table-row>
        <table:table-row table:style-name="ro1">
          <table:table-cell/>
          <table:table-cell table:style-name="ce4" office:value-type="string" calcext:value-type="string">
            <text:p>PORCENTAJE</text:p>
          </table:table-cell>
          <table:table-cell table:style-name="ce7" table:formula="of:=[.C7]/[.S7]" office:value-type="percentage" office:value="0.0331412103746398" calcext:value-type="percentage">
            <text:p>3,3%</text:p>
          </table:table-cell>
          <table:table-cell table:style-name="ce7" table:formula="of:=[.D7]/[.S7]" office:value-type="percentage" office:value="0.0417867435158501" calcext:value-type="percentage">
            <text:p>4,2%</text:p>
          </table:table-cell>
          <table:table-cell table:style-name="ce7" table:formula="of:=[.E7]/[.S7]" office:value-type="percentage" office:value="0.0619596541786744" calcext:value-type="percentage">
            <text:p>6,2%</text:p>
          </table:table-cell>
          <table:table-cell table:style-name="ce7" table:formula="of:=[.F7]/[.S7]" office:value-type="percentage" office:value="0.0648414985590778" calcext:value-type="percentage">
            <text:p>6,5%</text:p>
          </table:table-cell>
          <table:table-cell table:style-name="ce7" table:formula="of:=[.G7]/[.S7]" office:value-type="percentage" office:value="0.109510086455331" calcext:value-type="percentage">
            <text:p>11,0%</text:p>
          </table:table-cell>
          <table:table-cell table:style-name="ce7" table:formula="of:=[.H7]/[.S7]" office:value-type="percentage" office:value="0.0619596541786744" calcext:value-type="percentage">
            <text:p>6,2%</text:p>
          </table:table-cell>
          <table:table-cell table:style-name="ce7" table:formula="of:=[.I7]/[.S7]" office:value-type="percentage" office:value="0.0648414985590778" calcext:value-type="percentage">
            <text:p>6,5%</text:p>
          </table:table-cell>
          <table:table-cell table:style-name="ce7" table:formula="of:=[.J7]/[.S7]" office:value-type="percentage" office:value="0.0662824207492795" calcext:value-type="percentage">
            <text:p>6,6%</text:p>
          </table:table-cell>
          <table:table-cell table:style-name="ce7" table:formula="of:=[.K7]/[.S7]" office:value-type="percentage" office:value="0.037463976945245" calcext:value-type="percentage">
            <text:p>3,7%</text:p>
          </table:table-cell>
          <table:table-cell table:style-name="ce7" table:formula="of:=[.L7]/[.S7]" office:value-type="percentage" office:value="0.0806916426512968" calcext:value-type="percentage">
            <text:p>8,1%</text:p>
          </table:table-cell>
          <table:table-cell table:style-name="ce7" table:formula="of:=[.M7]/[.S7]" office:value-type="percentage" office:value="0.0417867435158501" calcext:value-type="percentage">
            <text:p>4,2%</text:p>
          </table:table-cell>
          <table:table-cell table:style-name="ce7" table:formula="of:=[.N7]/[.S7]" office:value-type="percentage" office:value="0.0893371757925072" calcext:value-type="percentage">
            <text:p>8,9%</text:p>
          </table:table-cell>
          <table:table-cell table:style-name="ce7" table:formula="of:=[.O7]/[.S7]" office:value-type="percentage" office:value="0.0461095100864553" calcext:value-type="percentage">
            <text:p>4,6%</text:p>
          </table:table-cell>
          <table:table-cell table:style-name="ce7" table:formula="of:=[.P7]/[.S7]" office:value-type="percentage" office:value="0.0648414985590778" calcext:value-type="percentage">
            <text:p>6,5%</text:p>
          </table:table-cell>
          <table:table-cell table:style-name="ce7" table:formula="of:=[.Q7]/[.S7]" office:value-type="percentage" office:value="0.0878962536023055" calcext:value-type="percentage">
            <text:p>8,8%</text:p>
          </table:table-cell>
          <table:table-cell table:style-name="ce7" table:formula="of:=[.R7]/[.S7]" office:value-type="percentage" office:value="0.0475504322766571" calcext:value-type="percentage">
            <text:p>4,8%</text:p>
          </table:table-cell>
          <table:table-cell table:style-name="ce9"/>
          <table:table-cell table:number-columns-repeated="1001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/>
          <table:table-cell>
            <draw:frame table:end-cell-address="'Práctica 12.'.L32" table:end-x="0.059cm" table:end-y="0.392cm" draw:z-index="0" draw:style-name="gr1" svg:width="14.152cm" svg:height="9.419cm" svg:x="0.369cm" svg:y="0.006cm">
              <draw:object draw:notify-on-update-of-ranges="'Práctica 12.'.C6:'Práctica 12.'.R6 'Práctica 12.'.B7:'Práctica 12.'.B7 'Práctica 12.'.C7:'Práctica 12.'.R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table:end-cell-address="'Práctica 12.'.U34" table:end-x="0.154cm" table:end-y="0.286cm" draw:z-index="1" draw:style-name="gr1" svg:width="12.272cm" svg:height="10.162cm" svg:x="0.916cm" svg:y="0.059cm">
              <draw:object draw:notify-on-update-of-ranges="'Práctica 12.'.C6:'Práctica 12.'.R6 'Práctica 12.'.B8:'Práctica 12.'.B8 'Práctica 12.'.C8:'Práctica 12.'.R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8"/>
        </table:table-row>
      </table:table>
      <table:table table:name="Hoja3" table:style-name="ta1" table:print="false">
        <office:forms form:automatic-focus="false" form:apply-design-mode="false"/>
        <table:shapes>
          <draw:frame draw:z-index="0" draw:style-name="gr2" draw:text-style-name="P1" svg:width="15.999cm" svg:height="8.999cm" svg:x="2.367cm" svg:y="4.164cm">
            <draw:object draw:notify-on-update-of-ranges="Hoja3.C6:Hoja3.R6 Hoja3.C7:Hoja3.R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2" draw:text-style-name="P1" svg:width="15.999cm" svg:height="8.999cm" svg:x="18.82cm" svg:y="4.064cm">
            <draw:object draw:notify-on-update-of-ranges="Hoja3.C6:Hoja3.R6 Hoja3.C8:Hoja3.R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6" table:number-columns-repeated="17" table:default-cell-style-name="Default"/>
        <table:table-row table:style-name="ro1">
          <table:table-cell table:number-columns-repeated="19"/>
        </table:table-row>
        <table:table-row table:style-name="ro1">
          <table:table-cell table:style-name="ce1"/>
          <table:table-cell table:style-name="ce2" office:value-type="string" calcext:value-type="string" table:number-columns-spanned="9" table:number-rows-spanned="1">
            <text:p>ROSA DELS VENTS</text:p>
          </table:table-cell>
          <table:covered-table-cell table:number-columns-repeated="8" table:style-name="ce1"/>
          <table:table-cell table:style-name="ce1"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number-columns-spanned="18" table:number-rows-spanned="1"/>
          <table:covered-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NE</text:p>
          </table:table-cell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ENE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ESE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SSE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SSW</text:p>
          </table:table-cell>
          <table:table-cell table:style-name="ce5" office:value-type="string" calcext:value-type="string">
            <text:p>SW</text:p>
          </table:table-cell>
          <table:table-cell table:style-name="ce5" office:value-type="string" calcext:value-type="string">
            <text:p>WSW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WNW</text:p>
          </table:table-cell>
          <table:table-cell table:style-name="ce5" office:value-type="string" calcext:value-type="string">
            <text:p>NW</text:p>
          </table:table-cell>
          <table:table-cell table:style-name="ce5" office:value-type="string" calcext:value-type="string">
            <text:p>NNW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/>
          <table:table-cell table:style-name="ce4" office:value-type="string" calcext:value-type="string">
            <text:p>HORES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33" calcext:value-type="float">
            <text:p>33</text:p>
          </table:table-cell>
          <table:table-cell table:style-name="ce8" table:formula="of:=SUM([.C7:.R7])" office:value-type="float" office:value="694" calcext:value-type="float">
            <text:p>694</text:p>
          </table:table-cell>
        </table:table-row>
        <table:table-row table:style-name="ro1">
          <table:table-cell/>
          <table:table-cell table:style-name="ce4" office:value-type="string" calcext:value-type="string">
            <text:p>PERCENTATGE</text:p>
          </table:table-cell>
          <table:table-cell table:style-name="ce7" table:formula="of:=[.C7]/[.S7]" office:value-type="percentage" office:value="0.0331412103746398" calcext:value-type="percentage">
            <text:p>3,3%</text:p>
          </table:table-cell>
          <table:table-cell table:style-name="ce7" table:formula="of:=[.D7]/[.S7]" office:value-type="percentage" office:value="0.0417867435158501" calcext:value-type="percentage">
            <text:p>4,2%</text:p>
          </table:table-cell>
          <table:table-cell table:style-name="ce7" table:formula="of:=[.E7]/[.S7]" office:value-type="percentage" office:value="0.0619596541786744" calcext:value-type="percentage">
            <text:p>6,2%</text:p>
          </table:table-cell>
          <table:table-cell table:style-name="ce7" table:formula="of:=[.F7]/[.S7]" office:value-type="percentage" office:value="0.0648414985590778" calcext:value-type="percentage">
            <text:p>6,5%</text:p>
          </table:table-cell>
          <table:table-cell table:style-name="ce7" table:formula="of:=[.G7]/[.S7]" office:value-type="percentage" office:value="0.109510086455331" calcext:value-type="percentage">
            <text:p>11,0%</text:p>
          </table:table-cell>
          <table:table-cell table:style-name="ce7" table:formula="of:=[.H7]/[.S7]" office:value-type="percentage" office:value="0.0619596541786744" calcext:value-type="percentage">
            <text:p>6,2%</text:p>
          </table:table-cell>
          <table:table-cell table:style-name="ce7" table:formula="of:=[.I7]/[.S7]" office:value-type="percentage" office:value="0.0648414985590778" calcext:value-type="percentage">
            <text:p>6,5%</text:p>
          </table:table-cell>
          <table:table-cell table:style-name="ce7" table:formula="of:=[.J7]/[.S7]" office:value-type="percentage" office:value="0.0662824207492795" calcext:value-type="percentage">
            <text:p>6,6%</text:p>
          </table:table-cell>
          <table:table-cell table:style-name="ce7" table:formula="of:=[.K7]/[.S7]" office:value-type="percentage" office:value="0.037463976945245" calcext:value-type="percentage">
            <text:p>3,7%</text:p>
          </table:table-cell>
          <table:table-cell table:style-name="ce7" table:formula="of:=[.L7]/[.S7]" office:value-type="percentage" office:value="0.0806916426512968" calcext:value-type="percentage">
            <text:p>8,1%</text:p>
          </table:table-cell>
          <table:table-cell table:style-name="ce7" table:formula="of:=[.M7]/[.S7]" office:value-type="percentage" office:value="0.0417867435158501" calcext:value-type="percentage">
            <text:p>4,2%</text:p>
          </table:table-cell>
          <table:table-cell table:style-name="ce7" table:formula="of:=[.N7]/[.S7]" office:value-type="percentage" office:value="0.0893371757925072" calcext:value-type="percentage">
            <text:p>8,9%</text:p>
          </table:table-cell>
          <table:table-cell table:style-name="ce7" table:formula="of:=[.O7]/[.S7]" office:value-type="percentage" office:value="0.0461095100864553" calcext:value-type="percentage">
            <text:p>4,6%</text:p>
          </table:table-cell>
          <table:table-cell table:style-name="ce7" table:formula="of:=[.P7]/[.S7]" office:value-type="percentage" office:value="0.0648414985590778" calcext:value-type="percentage">
            <text:p>6,5%</text:p>
          </table:table-cell>
          <table:table-cell table:style-name="ce7" table:formula="of:=[.Q7]/[.S7]" office:value-type="percentage" office:value="0.0878962536023055" calcext:value-type="percentage">
            <text:p>8,8%</text:p>
          </table:table-cell>
          <table:table-cell table:style-name="ce7" table:formula="of:=[.R7]/[.S7]" office:value-type="percentage" office:value="0.0475504322766571" calcext:value-type="percentage">
            <text:p>4,8%</text:p>
          </table:table-cell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">
      <number:number number:decimal-places="1" number:min-integer-digits="1" number:grouping="true"/>
    </number:number-style>
    <number:number-style style:name="N109P0" style:volatile="true">
      <number:number number:decimal-places="1" number:min-integer-digits="1" number:grouping="true"/>
    </number:number-style>
    <number:number-style style:name="N109">
      <style:text-properties fo:color="#ff0000"/>
      <number:text>-</number:text>
      <number:number number:decimal-places="1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112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number-style style:name="N115">
      <number:number number:decimal-places="1" number:min-integer-digits="1"/>
    </number:number-style>
    <number:number-style style:name="N117P0" style:volatile="true">
      <number:number number:decimal-places="0" number:min-integer-digits="1" number:grouping="true"/>
      <number:text>€</number:text>
    </number:number-style>
    <number:number-style style:name="N117">
      <number:text>-</number:text>
      <number:number number:decimal-places="0" number:min-integer-digits="1" number:grouping="true"/>
      <number:text>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€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€</number:text>
    </number:number-style>
    <number:number-style style:name="N120">
      <number:text>-</number:text>
      <number:number number:decimal-places="2" number:min-integer-digits="1" number:grouping="true"/>
      <number:text>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€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  </number:text>
    </number:number-style>
    <number:number-style style:name="N127P1" style:volatile="true">
      <number:text>-</number:text>
      <number:number number:decimal-places="0" number:min-integer-digits="1" number:grouping="true"/>
      <number:text>   </number:text>
    </number:number-style>
    <number:number-style style:name="N127P2" style:volatile="true">
      <number:text> -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€ </number:text>
    </number:number-style>
    <number:number-style style:name="N131P1" style:volatile="true">
      <number:text>-</number:text>
      <number:number number:decimal-places="0" number:min-integer-digits="1" number:grouping="true"/>
      <number:text>€ </number:text>
    </number:number-style>
    <number:number-style style:name="N131P2" style:volatile="true">
      <number:text> -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  </number:text>
    </number:number-style>
    <number:number-style style:name="N135P1" style:volatile="true">
      <number:text>-</number:text>
      <number:number number:decimal-places="2" number:min-integer-digits="1" number:grouping="true"/>
      <number:text>   </number:text>
    </number:number-style>
    <number:number-style style:name="N135P2" style:volatile="true">
      <number:text> -</number:text>
      <number:number number:decimal-places="0" number:min-integer-digits="0"/>
      <number:text>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€ </number:text>
    </number:number-style>
    <number:number-style style:name="N139P1" style:volatile="true">
      <number:text>-</number:text>
      <number:number number:decimal-places="2" number:min-integer-digits="1" number:grouping="true"/>
      <number:text>€ </number:text>
    </number:number-style>
    <number:number-style style:name="N139P2" style:volatile="true">
      <number:text> -</number:text>
      <number:number number:decimal-places="0" number:min-integer-digits="0"/>
      <number:text>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6P0"/>
    </number:number-style>
    <number:number-style style:name="N147">
      <number:number number:decimal-places="2" number:min-integer-digits="1" number:grouping="true"/>
      <number:text> €</number:text>
    </number:number-style>
    <number:number-style style:name="N148P0" style:volatile="true">
      <number:number number:decimal-places="2" number:min-integer-digits="1" number:grouping="true"/>
      <number:text> €</number:text>
    </number:number-style>
    <number:number-style style:name="N148">
      <number:text>-</number:text>
      <number:number number: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0" number:min-integer-digits="1" number:grouping="true"/>
      <number:text>    </number:text>
    </number:number-style>
    <number:number-style style:name="N157P1" style:volatile="true">
      <number:text>-</number:text>
      <number:number number:decimal-places="0" number:min-integer-digits="1" number:grouping="true"/>
      <number:text>    </number:text>
    </number:number-style>
    <number:number-style style:name="N157P2" style:volatile="true">
      <number:text> -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   </number:text>
    </number:number-style>
    <number:number-style style:name="N165P1" style:volatile="true">
      <number:text>-</number:text>
      <number:number number:decimal-places="2" number:min-integer-digits="1" number:grouping="true"/>
      <number:text>    </number:text>
    </number:number-style>
    <number:number-style style:name="N165P2" style:volatile="true">
      <number:text> -</number:text>
      <number:number number: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0" number:min-integer-digits="1" number:grouping="true"/>
      <number:text> pta</number:text>
    </number:number-style>
    <number:number-style style:name="N167">
      <number:text>-</number:text>
      <number:number number:decimal-places="0" number:min-integer-digits="1" number:grouping="true"/>
      <number:text> pta</number:text>
      <style:map style:condition="value()&gt;=0" style:apply-style-name="N167P0"/>
    </number:number-style>
    <number:number-style style:name="N168P0" style:volatile="true">
      <number:number number:decimal-places="0" number:min-integer-digits="1" number:grouping="true"/>
      <number:text> pta</number:text>
    </number:number-style>
    <number:number-style style:name="N168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pta</number:text>
    </number:number-style>
    <number:number-style style:name="N170">
      <number:text>-</number:text>
      <number:number number:decimal-places="2" number:min-integer-digits="1" number:grouping="true"/>
      <number:text> pta</number:text>
      <style:map style:condition="value()&gt;=0" style:apply-style-name="N170P0"/>
    </number:number-style>
    <number:number-style style:name="N171P0" style:volatile="true">
      <number:number number:decimal-places="2" number:min-integer-digits="1" number:grouping="true"/>
      <number:text> pta</number:text>
    </number:number-style>
    <number:number-style style:name="N171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1P0"/>
    </number:number-style>
    <number:number-style style:name="N175P0" style:volatile="true">
      <number:number number:decimal-places="0" number:min-integer-digits="1" number:grouping="true"/>
      <number:text> pta </number:text>
    </number:number-style>
    <number:number-style style:name="N175P1" style:volatile="true">
      <number:text>-</number:text>
      <number:number number:decimal-places="0" number:min-integer-digits="1" number:grouping="true"/>
      <number:text> pta </number:text>
    </number:number-style>
    <number:number-style style:name="N175P2" style:volatile="true">
      <number:text> - pta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0" number:min-integer-digits="1" number:grouping="true"/>
      <number:text>       </number:text>
    </number:number-style>
    <number:number-style style:name="N179P1" style:volatile="true">
      <number:text>-</number:text>
      <number:number number:decimal-places="0" number:min-integer-digits="1" number:grouping="true"/>
      <number:text>       </number:text>
    </number:number-style>
    <number:number-style style:name="N179P2" style:volatile="true">
      <number:text> -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pta </number:text>
    </number:number-style>
    <number:number-style style:name="N183P1" style:volatile="true">
      <number:text>-</number:text>
      <number:number number:decimal-places="2" number:min-integer-digits="1" number:grouping="true"/>
      <number:text> pta </number:text>
    </number:number-style>
    <number:number-style style:name="N183P2" style:volatile="true">
      <number:text> -</number:text>
      <number:number number:decimal-places="0" number:min-integer-digits="0"/>
      <number:text> pta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number:min-integer-digits="1" number:grouping="true"/>
      <number:text>       </number:text>
    </number:number-style>
    <number:number-style style:name="N187P1" style:volatile="true">
      <number:text>-</number:text>
      <number:number number:decimal-places="2" number:min-integer-digits="1" number:grouping="true"/>
      <number:text>       </number:text>
    </number:number-style>
    <number:number-style style:name="N187P2" style:volatile="true">
      <number:text> -</number:text>
      <number:number number:decimal-places="0" number:min-integer-digits="0"/>
      <number:text>      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number number:decimal-places="0" number:min-integer-digits="1" number:grouping="true"/>
      <number:text> Pts</number:text>
    </number:number-style>
    <number:number-style style:name="N189">
      <number:text>-</number:text>
      <number:number number:decimal-places="0" number:min-integer-digits="1" number:grouping="true"/>
      <number:text> Pts</number:text>
      <style:map style:condition="value()&gt;=0" style:apply-style-name="N189P0"/>
    </number:number-style>
    <number:number-style style:name="N190P0" style:volatile="true">
      <number:number number:decimal-places="0" number:min-integer-digits="1" number:grouping="true"/>
      <number:text> Pts</number:text>
    </number:number-style>
    <number:number-style style:name="N190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0P0"/>
    </number:number-style>
    <number:number-style style:name="N192P0" style:volatile="true">
      <number:number number:decimal-places="2" number:min-integer-digits="1" number:grouping="true"/>
      <number:text> Pts</number:text>
    </number:number-style>
    <number:number-style style:name="N192">
      <number:text>-</number:text>
      <number:number number:decimal-places="2" number:min-integer-digits="1" number:grouping="true"/>
      <number:text> Pts</number:text>
      <style:map style:condition="value()&gt;=0" style:apply-style-name="N192P0"/>
    </number:number-style>
    <number:number-style style:name="N193P0" style:volatile="true">
      <number:number number:decimal-places="2" number:min-integer-digits="1" number:grouping="true"/>
      <number:text> Pts</number:text>
    </number:number-style>
    <number:number-style style:name="N193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3P0"/>
    </number:number-style>
    <number:number-style style:name="N197P0" style:volatile="true">
      <number:number number:decimal-places="0" number:min-integer-digits="1" number:grouping="true"/>
      <number:text> Pts </number:text>
    </number:number-style>
    <number:number-style style:name="N197P1" style:volatile="true">
      <number:text>-</number:text>
      <number:number number:decimal-places="0" number:min-integer-digits="1" number:grouping="true"/>
      <number:text> Pts </number:text>
    </number:number-style>
    <number:number-style style:name="N197P2" style:volatile="true">
      <number:text> - Pts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number number:decimal-places="2" number:min-integer-digits="1" number:grouping="true"/>
      <number:text> Pts </number:text>
    </number:number-style>
    <number:number-style style:name="N201P1" style:volatile="true">
      <number:text>-</number:text>
      <number:number number:decimal-places="2" number:min-integer-digits="1" number:grouping="true"/>
      <number:text> Pts </number:text>
    </number:number-style>
    <number:number-style style:name="N201P2" style:volatile="true">
      <number:text> -</number:text>
      <number:number number:decimal-places="0" number:min-integer-digits="0"/>
      <number:text> Pts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5" number:min-integer-digits="0" number:decimal-replacement=""/>
      <number:text> €</number:text>
    </number:number-style>
    <number:currency-style style:name="N204P0" style:volatile="true">
      <number:number number:decimal-places="4" number:min-integer-digits="1" number:grouping="true"/>
      <number:text> </number:text>
      <number:currency-symbol number:language="es" number:country="ES">€</number:currency-symbol>
    </number:currency-style>
    <number:currency-style style:name="N204">
      <style:text-properties fo:color="#ff0000"/>
      <number:text>-</number:text>
      <number:number number: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204P0"/>
    </number:currency-style>
    <number:number-style style:name="N205">
      <number:number number:decimal-places="3" number:min-integer-digits="1"/>
    </number:number-style>
    <number:number-style style:name="N206">
      <number:number number:decimal-places="4" number:min-integer-digits="1"/>
    </number:number-style>
    <number:currency-style style:name="N2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08P0"/>
    </number:currency-style>
    <number:currency-style style:name="N21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21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210P0"/>
    </number:currency-style>
    <number:currency-style style:name="N212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212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12P0"/>
    </number:currency-style>
    <number:percentage-style style:name="N213">
      <number:number number:decimal-places="1" number:min-integer-digits="1"/>
      <number:text>%</number:text>
    </number:percentage-style>
    <style:style style:name="Default" style:family="table-cell">
      <style:text-properties style:font-name-asian="DejaVu Sans Condensed" style:font-family-asian="'DejaVu Sans Condensed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 style:data-style-name="N2" text:time-value="06:49:12.5015004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einvitado </meta:initial-creator>
    <meta:creation-date>2012-01-30T13:06:33</meta:creation-date>
    <dc:date>2015-10-12T06:55:31.852076578</dc:date>
    <meta:editing-duration>PT3M42S</meta:editing-duration>
    <meta:editing-cycles>2</meta:editing-cycles>
    <meta:generator>LibreOffice/4.2.8.2$Linux_x86 LibreOffice_project/420m0$Build-2</meta:generator>
    <meta:document-statistic meta:table-count="2" meta:cell-count="10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pyramid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66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pyramid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01cm" svg:height="9.21cm" xlink:href=".." xlink:type="simple" chart:class="chart:bar" chart:style-name="ch1">
        <chart:title svg:x="4.943cm" svg:y="0.32cm" chart:style-name="ch2">
          <text:p>HORAS DE VIENTO</text:p>
        </chart:title>
        <chart:legend chart:legend-position="end" svg:x="11.166cm" svg:y="1.586cm" style:legend-expansion="high" chart:style-name="ch3"/>
        <chart:plot-area chart:style-name="ch4" table:cell-range-address="'Práctica 12.'.B6:'Práctica 12.'.R7" chart:data-source-has-labels="both" svg:x="0.768cm" svg:y="1.519cm" svg:width="12.661cm" svg:height="7.34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89cm" svg:y="1.571cm" svg:width="12.04cm" svg:height="6.0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'Práctica 12.'.C6:'Práctica 12.'.R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Práctica 12.'.C7:'Práctica 12.'.R7" chart:label-cell-address="'Práctica 12.'.B7:'Práctica 12.'.B7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'Práctica 12.'.C6:'Práctica 12.'.R6</svg:desc>
                </draw:g>
              </table:table-cell>
              <table:table-cell office:value-type="string">
                <text:p>NNE</text:p>
              </table:table-cell>
              <table:table-cell office:value-type="string">
                <text:p>NE</text:p>
              </table:table-cell>
              <table:table-cell office:value-type="string">
                <text:p>ENE</text:p>
              </table:table-cell>
              <table:table-cell office:value-type="string">
                <text:p>E</text:p>
              </table:table-cell>
              <table:table-cell office:value-type="string">
                <text:p>ESE</text:p>
              </table:table-cell>
              <table:table-cell office:value-type="string">
                <text:p>SE</text:p>
              </table:table-cell>
              <table:table-cell office:value-type="string">
                <text:p>SSE</text:p>
              </table:table-cell>
              <table:table-cell office:value-type="string">
                <text:p>S</text:p>
              </table:table-cell>
              <table:table-cell office:value-type="string">
                <text:p>SSW</text:p>
              </table:table-cell>
              <table:table-cell office:value-type="string">
                <text:p>SW</text:p>
              </table:table-cell>
              <table:table-cell office:value-type="string">
                <text:p>WSW</text:p>
              </table:table-cell>
              <table:table-cell office:value-type="string">
                <text:p>W</text:p>
              </table:table-cell>
              <table:table-cell office:value-type="string">
                <text:p>WNW</text:p>
              </table:table-cell>
              <table:table-cell office:value-type="string">
                <text:p>NW</text:p>
              </table:table-cell>
              <table:table-cell office:value-type="string">
                <text:p>NNW</text:p>
              </table:table-cell>
            </table:table-row>
          </table:table-header-rows>
          <table:table-rows>
            <table:table-row>
              <table:table-cell office:value-type="string">
                <text:p>HORAS</text:p>
                <draw:g>
                  <svg:desc>'Práctica 12.'.B7:'Práctica 12.'.B7</svg:desc>
                </draw:g>
              </table:table-cell>
              <table:table-cell office:value-type="float" office:value="23">
                <text:p>23</text:p>
                <draw:g>
                  <svg:desc>'Práctica 12.'.C7:'Práctica 12.'.R7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29">
                <text:p>29</text:p>
              </table:table-cell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13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13">
      <style:chart-properties chart:display-label="true" chart:tick-marks-major-inner="true" chart:tick-marks-major-outer="false" chart:tick-marks-minor-inner="true" chart:tick-marks-minor-outer="false" chart:logarithmic="false" chart:maximum="0.1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28cm" svg:height="9.951cm" xlink:href=".." xlink:type="simple" chart:class="chart:radar" chart:style-name="ch1">
        <chart:title svg:x="3.411cm" svg:y="0.335cm" chart:style-name="ch2">
          <text:p>ROSA DE FRECUENCIAS</text:p>
        </chart:title>
        <chart:legend chart:legend-position="end" svg:x="7.249cm" svg:y="9.051cm" style:legend-expansion="high" chart:style-name="ch3"/>
        <chart:plot-area chart:style-name="ch4" table:cell-range-address="'Práctica 12.'.C6:'Práctica 12.'.R6 'Práctica 12.'.B8:'Práctica 12.'.R8" chart:data-source-has-labels="both" svg:x="0.244cm" svg:y="1.339cm" svg:width="8.094cm" svg:height="8.413cm">
          <chartooo:coordinate-region svg:x="1.261cm" svg:y="2.595cm" svg:width="5.901cm" svg:height="5.901cm"/>
          <chart:axis chart:dimension="x" chart:name="primary-x" chart:style-name="ch5" chartooo:axis-type="text">
            <chart:categories table:cell-range-address="'Práctica 12.'.C6:'Práctica 12.'.R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ráctica 12.'.C8:'Práctica 12.'.R8" chart:label-cell-address="'Práctica 12.'.B8:'Práctica 12.'.B8" chart:class="chart:rad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'Práctica 12.'.C6:'Práctica 12.'.R6</svg:desc>
                </draw:g>
              </table:table-cell>
              <table:table-cell office:value-type="string">
                <text:p>NNE</text:p>
              </table:table-cell>
              <table:table-cell office:value-type="string">
                <text:p>NE</text:p>
              </table:table-cell>
              <table:table-cell office:value-type="string">
                <text:p>ENE</text:p>
              </table:table-cell>
              <table:table-cell office:value-type="string">
                <text:p>E</text:p>
              </table:table-cell>
              <table:table-cell office:value-type="string">
                <text:p>ESE</text:p>
              </table:table-cell>
              <table:table-cell office:value-type="string">
                <text:p>SE</text:p>
              </table:table-cell>
              <table:table-cell office:value-type="string">
                <text:p>SSE</text:p>
              </table:table-cell>
              <table:table-cell office:value-type="string">
                <text:p>S</text:p>
              </table:table-cell>
              <table:table-cell office:value-type="string">
                <text:p>SSW</text:p>
              </table:table-cell>
              <table:table-cell office:value-type="string">
                <text:p>SW</text:p>
              </table:table-cell>
              <table:table-cell office:value-type="string">
                <text:p>WSW</text:p>
              </table:table-cell>
              <table:table-cell office:value-type="string">
                <text:p>W</text:p>
              </table:table-cell>
              <table:table-cell office:value-type="string">
                <text:p>WNW</text:p>
              </table:table-cell>
              <table:table-cell office:value-type="string">
                <text:p>NW</text:p>
              </table:table-cell>
              <table:table-cell office:value-type="string">
                <text:p>NNW</text:p>
              </table:table-cell>
            </table:table-row>
          </table:table-header-rows>
          <table:table-rows>
            <table:table-row>
              <table:table-cell office:value-type="string">
                <text:p>PORCENTAJE</text:p>
                <draw:g>
                  <svg:desc>'Práctica 12.'.B8:'Práctica 12.'.B8</svg:desc>
                </draw:g>
              </table:table-cell>
              <table:table-cell office:value-type="float" office:value="0.0331412103746398">
                <text:p>0.0331412103746398</text:p>
                <draw:g>
                  <svg:desc>'Práctica 12.'.C8:'Práctica 12.'.R8</svg:desc>
                </draw:g>
              </table:table-cell>
              <table:table-cell office:value-type="float" office:value="0.0417867435158501">
                <text:p>0.0417867435158501</text:p>
              </table:table-cell>
              <table:table-cell office:value-type="float" office:value="0.0619596541786744">
                <text:p>0.0619596541786744</text:p>
              </table:table-cell>
              <table:table-cell office:value-type="float" office:value="0.0648414985590778">
                <text:p>0.0648414985590778</text:p>
              </table:table-cell>
              <table:table-cell office:value-type="float" office:value="0.109510086455331">
                <text:p>0.109510086455331</text:p>
              </table:table-cell>
              <table:table-cell office:value-type="float" office:value="0.0619596541786744">
                <text:p>0.0619596541786744</text:p>
              </table:table-cell>
              <table:table-cell office:value-type="float" office:value="0.0648414985590778">
                <text:p>0.0648414985590778</text:p>
              </table:table-cell>
              <table:table-cell office:value-type="float" office:value="0.0662824207492795">
                <text:p>0.0662824207492795</text:p>
              </table:table-cell>
              <table:table-cell office:value-type="float" office:value="0.037463976945245">
                <text:p>0.037463976945245</text:p>
              </table:table-cell>
              <table:table-cell office:value-type="float" office:value="0.0806916426512968">
                <text:p>0.0806916426512968</text:p>
              </table:table-cell>
              <table:table-cell office:value-type="float" office:value="0.0417867435158501">
                <text:p>0.0417867435158501</text:p>
              </table:table-cell>
              <table:table-cell office:value-type="float" office:value="0.0893371757925072">
                <text:p>0.0893371757925072</text:p>
              </table:table-cell>
              <table:table-cell office:value-type="float" office:value="0.0461095100864553">
                <text:p>0.0461095100864553</text:p>
              </table:table-cell>
              <table:table-cell office:value-type="float" office:value="0.0648414985590778">
                <text:p>0.0648414985590778</text:p>
              </table:table-cell>
              <table:table-cell office:value-type="float" office:value="0.0878962536023055">
                <text:p>0.0878962536023055</text:p>
              </table:table-cell>
              <table:table-cell office:value-type="float" office:value="0.0475504322766571">
                <text:p>0.0475504322766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solid-type="co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one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28cm" svg:y="0.316cm" chart:style-name="ch2">
          <text:p>Hores de vent</text:p>
        </chart:title>
        <chart:plot-area chart:style-name="ch3" table:cell-range-address="Hoja3.C6:Hoja3.R7" chart:data-source-has-labels="row" svg:x="0.32cm" svg:y="1.301cm" svg:width="15.36cm" svg:height="7.51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41cm" svg:y="1.356cm" svg:width="14.739cm" svg:height="6.7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3.C6:Hoja3.R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3.C7:Hoja3.R7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Hoja3.C6:Hoja3.R6</svg:desc>
                </draw:g>
              </table:table-cell>
              <table:table-cell office:value-type="string">
                <text:p>NNE</text:p>
              </table:table-cell>
              <table:table-cell office:value-type="string">
                <text:p>NE</text:p>
              </table:table-cell>
              <table:table-cell office:value-type="string">
                <text:p>ENE</text:p>
              </table:table-cell>
              <table:table-cell office:value-type="string">
                <text:p>E</text:p>
              </table:table-cell>
              <table:table-cell office:value-type="string">
                <text:p>ESE</text:p>
              </table:table-cell>
              <table:table-cell office:value-type="string">
                <text:p>SE</text:p>
              </table:table-cell>
              <table:table-cell office:value-type="string">
                <text:p>SSE</text:p>
              </table:table-cell>
              <table:table-cell office:value-type="string">
                <text:p>S</text:p>
              </table:table-cell>
              <table:table-cell office:value-type="string">
                <text:p>SSW</text:p>
              </table:table-cell>
              <table:table-cell office:value-type="string">
                <text:p>SW</text:p>
              </table:table-cell>
              <table:table-cell office:value-type="string">
                <text:p>WSW</text:p>
              </table:table-cell>
              <table:table-cell office:value-type="string">
                <text:p>W</text:p>
              </table:table-cell>
              <table:table-cell office:value-type="string">
                <text:p>WNW</text:p>
              </table:table-cell>
              <table:table-cell office:value-type="string">
                <text:p>NW</text:p>
              </table:table-cell>
              <table:table-cell office:value-type="string">
                <text:p>NNW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23">
                <text:p>23</text:p>
                <draw:g>
                  <svg:desc>Hoja3.C7:Hoja3.R7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29">
                <text:p>29</text:p>
              </table:table-cell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13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1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13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adar" chart:style-name="ch1">
        <chart:title svg:x="4.199cm" svg:y="0.316cm" chart:style-name="ch2">
          <text:p>Freqüència dels vents en percentatge</text:p>
        </chart:title>
        <chart:plot-area chart:style-name="ch3" table:cell-range-address="Hoja3.C6:Hoja3.R6 Hoja3.C8:Hoja3.R8" chart:data-source-has-labels="row" svg:x="0.32cm" svg:y="1.301cm" svg:width="15.36cm" svg:height="7.519cm">
          <chartooo:coordinate-region svg:x="5.059cm" svg:y="2.2cm" svg:width="5.722cm" svg:height="5.722cm"/>
          <chart:axis chart:dimension="x" chart:name="primary-x" chart:style-name="ch4" chartooo:axis-type="auto">
            <chartooo:date-scale/>
            <chart:categories table:cell-range-address="Hoja3.C6:Hoja3.R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C8:Hoja3.R8" chart:class="chart:rad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Hoja3.C6:Hoja3.R6</svg:desc>
                </draw:g>
              </table:table-cell>
              <table:table-cell office:value-type="string">
                <text:p>NNE</text:p>
              </table:table-cell>
              <table:table-cell office:value-type="string">
                <text:p>NE</text:p>
              </table:table-cell>
              <table:table-cell office:value-type="string">
                <text:p>ENE</text:p>
              </table:table-cell>
              <table:table-cell office:value-type="string">
                <text:p>E</text:p>
              </table:table-cell>
              <table:table-cell office:value-type="string">
                <text:p>ESE</text:p>
              </table:table-cell>
              <table:table-cell office:value-type="string">
                <text:p>SE</text:p>
              </table:table-cell>
              <table:table-cell office:value-type="string">
                <text:p>SSE</text:p>
              </table:table-cell>
              <table:table-cell office:value-type="string">
                <text:p>S</text:p>
              </table:table-cell>
              <table:table-cell office:value-type="string">
                <text:p>SSW</text:p>
              </table:table-cell>
              <table:table-cell office:value-type="string">
                <text:p>SW</text:p>
              </table:table-cell>
              <table:table-cell office:value-type="string">
                <text:p>WSW</text:p>
              </table:table-cell>
              <table:table-cell office:value-type="string">
                <text:p>W</text:p>
              </table:table-cell>
              <table:table-cell office:value-type="string">
                <text:p>WNW</text:p>
              </table:table-cell>
              <table:table-cell office:value-type="string">
                <text:p>NW</text:p>
              </table:table-cell>
              <table:table-cell office:value-type="string">
                <text:p>NNW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.0331412103746398">
                <text:p>0.0331412103746398</text:p>
                <draw:g>
                  <svg:desc>Hoja3.C8:Hoja3.R8</svg:desc>
                </draw:g>
              </table:table-cell>
              <table:table-cell office:value-type="float" office:value="0.0417867435158501">
                <text:p>0.0417867435158501</text:p>
              </table:table-cell>
              <table:table-cell office:value-type="float" office:value="0.0619596541786744">
                <text:p>0.0619596541786744</text:p>
              </table:table-cell>
              <table:table-cell office:value-type="float" office:value="0.0648414985590778">
                <text:p>0.0648414985590778</text:p>
              </table:table-cell>
              <table:table-cell office:value-type="float" office:value="0.109510086455331">
                <text:p>0.109510086455331</text:p>
              </table:table-cell>
              <table:table-cell office:value-type="float" office:value="0.0619596541786744">
                <text:p>0.0619596541786744</text:p>
              </table:table-cell>
              <table:table-cell office:value-type="float" office:value="0.0648414985590778">
                <text:p>0.0648414985590778</text:p>
              </table:table-cell>
              <table:table-cell office:value-type="float" office:value="0.0662824207492795">
                <text:p>0.0662824207492795</text:p>
              </table:table-cell>
              <table:table-cell office:value-type="float" office:value="0.037463976945245">
                <text:p>0.037463976945245</text:p>
              </table:table-cell>
              <table:table-cell office:value-type="float" office:value="0.0806916426512968">
                <text:p>0.0806916426512968</text:p>
              </table:table-cell>
              <table:table-cell office:value-type="float" office:value="0.0417867435158501">
                <text:p>0.0417867435158501</text:p>
              </table:table-cell>
              <table:table-cell office:value-type="float" office:value="0.0893371757925072">
                <text:p>0.0893371757925072</text:p>
              </table:table-cell>
              <table:table-cell office:value-type="float" office:value="0.0461095100864553">
                <text:p>0.0461095100864553</text:p>
              </table:table-cell>
              <table:table-cell office:value-type="float" office:value="0.0648414985590778">
                <text:p>0.0648414985590778</text:p>
              </table:table-cell>
              <table:table-cell office:value-type="float" office:value="0.0878962536023055">
                <text:p>0.0878962536023055</text:p>
              </table:table-cell>
              <table:table-cell office:value-type="float" office:value="0.0475504322766571">
                <text:p>0.04755043227665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